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roman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  <style:font-face style:name="TimesNewRomanPSMT" svg:font-family="TimesNewRomanPSMT" style:font-family-generic="roman" style:font-pitch="variable"/>
    <style:font-face style:name="TimesNewRomanPSMT1" svg:font-family="TimesNewRomanPSMT" style:font-family-generic="roman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498cm"/>
      <style:paragraph-properties style:writing-mode="lr-tb"/>
    </style:style>
    <style:style style:name="gr2" style:family="graphic" style:parent-style-name="standard">
      <style:graphic-properties svg:stroke-color="#000000" svg:stroke-opacity="0%" draw:fill-color="#cccccc" draw:textarea-horizontal-align="justify" draw:textarea-vertical-align="middle" draw:auto-grow-height="false" fo:min-height="3.238cm" fo:min-width="18.5cm"/>
      <style:paragraph-properties style:writing-mode="lr-tb"/>
    </style:style>
    <style:style style:name="gr3" style:family="graphic" style:parent-style-name="standard">
      <style:graphic-properties svg:stroke-color="#000000" svg:stroke-opacity="0%" draw:fill-color="#eeeeee" draw:textarea-horizontal-align="justify" draw:textarea-vertical-align="middle" draw:auto-grow-height="false" fo:min-height="3.238cm" fo:min-width="18.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>
      <loext:graphic-properties draw:fill-color="#cccccc"/>
      <style:paragraph-properties fo:text-align="center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" style:family="paragraph">
      <loext:graphic-properties draw:fill-color="#eeeeee"/>
      <style:paragraph-properties fo:text-align="center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</style:style>
    <style:style style:name="T1" style:family="text">
      <style:text-properties fo:font-size="26pt" fo:text-shadow="1pt 1pt" style:font-size-asian="26pt" style:font-size-complex="26pt"/>
    </style:style>
    <style:style style:name="T2" style:family="text">
      <style:text-properties fo:color="#000000" loext:opacity="100%" style:font-name="TimesNewRomanPSMT1" fo:font-size="18pt" fo:font-weight="bold" style:font-name-asian="TimesNewRomanPSMT1" style:font-size-asian="18pt" style:font-weight-asian="bold" style:font-name-complex="TimesNewRomanPSMT1" style:font-size-complex="18pt" style:font-weight-complex="bold"/>
    </style:style>
    <style:style style:name="T3" style:family="text">
      <style:text-properties fo:color="#000000" loext:opacity="100%" style:font-name="TimesNewRomanPSMT1" fo:font-size="18pt" style:font-name-asian="TimesNewRomanPSMT1" style:font-size-asian="18pt" style:font-name-complex="TimesNewRomanPSMT1" style:font-size-complex="18pt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cm" svg:height="4.748cm" svg:x="1cm" svg:y="1cm">
          <draw:text-box>
            <text:p text:style-name="P1"><text:span text:style-name="T1"/></text:p>
            <text:p/>
            <text:p>Verre arrière &gt; iPhone</text:p>
          </draw:text-box>
        </draw:frame>
        <draw:custom-shape draw:style-name="gr2" draw:text-style-name="P4" draw:layer="layout" svg:width="19cm" svg:height="3.488cm" svg:x="1cm" svg:y="18.344cm">
          <text:p text:style-name="P3"><text:span text:style-name="T2">iPhone 12, 12 Mini, 12 Pro, 12 Pro Max, 13, 13 Mini</text:span></text:p>
          <text:p text:style-name="P3"><text:span text:style-name="T3">Prix : 40,15 EUR + 6,00 EUR (réparation rapide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cm" svg:height="3.488cm" svg:x="1cm" svg:y="14.91cm">
          <text:p text:style-name="P3"><text:span text:style-name="T2">iPhone Xs Max, 11 Pro Max</text:span></text:p>
          <text:p text:style-name="P3"><text:span text:style-name="T3">Prix : 37,45 EUR + 5,00 EUR (réparation rapide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9cm" svg:height="3.488cm" svg:x="1cm" svg:y="11.422cm">
          <text:p text:style-name="P3"><text:span text:style-name="T2">iPhone X, XR, Xs, 11, 11 Pro</text:span></text:p>
          <text:p text:style-name="P3"><text:span text:style-name="T3">Prix : 37,45 EUR + 5,00 EUR (réparation rapide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cm" svg:height="3.488cm" svg:x="1cm" svg:y="7.988cm">
          <text:p text:style-name="P3"><text:span text:style-name="T2">iPhone 8 Plus</text:span></text:p>
          <text:p text:style-name="P3"><text:span text:style-name="T3">Prix : 35,90 EUR + 5,00 EUR (réparation rapide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9cm" svg:height="3.488cm" svg:x="1cm" svg:y="4.5cm">
          <text:p text:style-name="P3"><text:span text:style-name="T2">iPhone 8, iPhone SE 2020</text:span></text:p>
          <text:p text:style-name="P3"><text:span text:style-name="T3">Prix : 32,90 EUR + 5,00 EUR (réparation rapide)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9cm" svg:height="2.45cm" svg:x="1cm" svg:y="25.85cm">
          <draw:text-box>
            <text:p text:style-name="P6">Vous ne trouvez pas votre iPhone ? <text:span text:style-name="T4">Contactez-nous</text:span>.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roman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  <style:font-face style:name="TimesNewRomanPSMT" svg:font-family="TimesNewRomanPSMT" style:font-family-generic="roman" style:font-pitch="variable"/>
    <style:font-face style:name="TimesNewRomanPSMT1" svg:font-family="TimesNewRomanPSMT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10-30T17:41:13.585262280</meta:creation-date>
    <dc:date>2022-11-02T22:27:42.012651225</dc:date>
    <meta:editing-duration>P2DT11H5M53S</meta:editing-duration>
    <meta:editing-cycles>17</meta:editing-cycles>
    <meta:generator>LibreOffice/7.3.2.2$MacOSX_AARCH64 LibreOffice_project/49f2b1bff42cfccbd8f788c8dc32c1c309559be0</meta:generator>
    <meta:document-statistic meta:object-count="7"/>
  </office:meta>
</office:document-meta>
</file>